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1df5d0" officeooo:paragraph-rsid="001df5d0"/>
    </style:style>
    <style:style style:name="P2" style:family="paragraph" style:parent-style-name="Table_20_Contents">
      <style:text-properties officeooo:rsid="001f4fd0" officeooo:paragraph-rsid="001f4fd0"/>
    </style:style>
    <style:style style:name="P3" style:family="paragraph" style:parent-style-name="Text_20_body">
      <style:text-properties officeooo:rsid="0021096c" officeooo:paragraph-rsid="0021096c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st Año Bisiesto</text:p>
      <text:h text:style-name="Heading_20_1" text:outline-level="1">Caracterizaciones</text:h>
      <table:table table:name="Table1" table:style-name="Table1">
        <table:table-column table:style-name="Table1.A" table:number-columns-repeated="4"/>
        <table:table-row table:style-name="TableLine94831935153536">
          <table:table-cell table:style-name="Table1.A1" office:value-type="string">
            <text:p text:style-name="P1">Caracterización</text:p>
          </table:table-cell>
          <table:table-cell table:style-name="Table1.A1" office:value-type="string">
            <text:p text:style-name="P2">b1</text:p>
          </table:table-cell>
          <table:table-cell table:style-name="Table1.A1" office:value-type="string">
            <text:p text:style-name="P2">b2</text:p>
          </table:table-cell>
          <table:table-cell table:style-name="Table1.A1" office:value-type="string">
            <text:p text:style-name="P2">b3</text:p>
          </table:table-cell>
        </table:table-row>
        <table:table-row table:style-name="TableLine94831935153536">
          <table:table-cell table:style-name="Table1.A1" office:value-type="string">
            <text:p text:style-name="P1">Múltiplo de 4</text:p>
          </table:table-cell>
          <table:table-cell table:style-name="Table1.A1" office:value-type="string">
            <text:p text:style-name="P2">True (T)</text:p>
          </table:table-cell>
          <table:table-cell table:style-name="Table1.A1" office:value-type="string">
            <text:p text:style-name="P2">False (F)</text:p>
          </table:table-cell>
          <table:table-cell table:style-name="Table1.A1" office:value-type="string">
            <text:p text:style-name="P2">Invalid (I)</text:p>
          </table:table-cell>
        </table:table-row>
        <table:table-row table:style-name="TableLine94831935153536">
          <table:table-cell table:style-name="Table1.A1" office:value-type="string">
            <text:p text:style-name="P1">Múltiplo de 100</text:p>
          </table:table-cell>
          <table:table-cell table:style-name="Table1.A1" office:value-type="string">
            <text:p text:style-name="P2">True (T)</text:p>
          </table:table-cell>
          <table:table-cell table:style-name="Table1.A1" office:value-type="string">
            <text:p text:style-name="P2">False (F)</text:p>
          </table:table-cell>
          <table:table-cell table:style-name="Table1.A1" office:value-type="string">
            <text:p text:style-name="P2">Invalid (I)</text:p>
          </table:table-cell>
        </table:table-row>
        <table:table-row table:style-name="TableLine94831935153536">
          <table:table-cell table:style-name="Table1.A1" office:value-type="string">
            <text:p text:style-name="P1">Múltiplo de 400</text:p>
          </table:table-cell>
          <table:table-cell table:style-name="Table1.A1" office:value-type="string">
            <text:p text:style-name="P2">True (T)</text:p>
          </table:table-cell>
          <table:table-cell table:style-name="Table1.A1" office:value-type="string">
            <text:p text:style-name="P2">False (F)</text:p>
          </table:table-cell>
          <table:table-cell table:style-name="Table1.A1" office:value-type="string">
            <text:p text:style-name="P2">Invalid (I)</text:p>
          </table:table-cell>
        </table:table-row>
      </table:table>
      <text:p text:style-name="Text_20_body"/>
      <text:p text:style-name="P3">Casos de prueba, basandonos en el método <text:span text:style-name="T1">base-choice coverage</text:span>, con el caso base TTT:</text:p>
      <text:p text:style-name="P3">TTF, TFT, FTT, TTI, TIT, ITT</text:p>
      <text:p text:style-name="P3">Casos imposibles: TFT y FT, cuando un número es divisible por 400, también lo es por 4 y 100.</text:p>
      <text:p text:style-name="P3">Casos redundantes: TIT, ITT, consiste en introducir números negativos múltiplos de 400, que siempre son múltiplos de 4 y de 100 también, se prueba lo mismo.</text:p>
      <text:p text:style-name="P3">Nos quedan 3 casos + caso base, introducimos nos casos más: uno con límite de frontera con el año 0 y otro con año múltiple de 4 pero no de 100 y 400 (TFF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08:47:19.087013640</meta:creation-date>
    <dc:date>2021-12-01T08:55:54.553642538</dc:date>
    <meta:editing-duration>PT8M36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1" meta:paragraph-count="23" meta:word-count="134" meta:character-count="699" meta:non-whitespace-character-count="588"/>
  </office:meta>
</office:document-meta>
</file>